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1.901cm" fo:min-width="3.9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3.143cm" fo:min-width="9.73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4.486cm" fo:min-width="8.38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3.296cm" fo:min-width="7.1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2.958cm" fo:min-width="6.6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3.56cm" fo:min-width="7.755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7" draw:marker-end-width="0.3cm" draw:fill="none" draw:textarea-vertical-align="middle"/>
    </style:style>
    <style:style style:name="gr10" style:family="graphic" style:parent-style-name="objectwithoutfill">
      <style:graphic-properties draw:marker-end="Arrowheads_20_8" draw:marker-end-width="0.3cm" draw:fill="none" draw:textarea-vertical-align="middle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title">
      <style:graphic-properties fo:min-height="1.15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style:writing-mode="lr-tb"/>
      <style:text-properties fo:font-size="18pt" style:font-size-asian="18pt" style:font-size-complex="18pt"/>
    </style:style>
    <style:style style:name="P3" style:family="paragraph">
      <style:paragraph-properties fo:text-align="start" style:writing-mode="lr-tb"/>
      <style:text-properties fo:font-size="10pt" style:font-size-asian="11pt" style:font-size-complex="11pt"/>
    </style:style>
    <style:style style:name="P4" style:family="paragraph">
      <style:paragraph-properties fo:text-align="start" style:writing-mode="lr-tb"/>
      <style:text-properties fo:font-size="17.7000007629395pt" style:font-size-asian="11pt" style:font-size-complex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7.7000007629395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1.265cm" svg:height="1.152cm" svg:x="7.168cm" svg:y="0cm" presentation:class="title" presentation:user-transformed="true">
          <draw:text-box>
            <text:p text:style-name="P1"><text:span text:style-name="T1">Gwydion Code Structure</text:span></text:p>
          </draw:text-box>
        </draw:frame>
        <draw:custom-shape draw:style-name="gr1" draw:text-style-name="P3" draw:layer="layout" svg:width="4.445cm" svg:height="2.151cm" svg:x="0cm" svg:y="1.024cm">
          <text:p text:style-name="P3"><text:span text:style-name="T2">Libraries needed:</text:span></text:p>
          <text:p text:style-name="P3"><text:span text:style-name="T2">Pandas as pd</text:span></text:p>
          <text:p text:style-name="P3"><text:span text:style-name="T2">Numpy as np</text:span></text:p>
          <text:p text:style-name="P3"><text:span text:style-name="T2">Matplotlib.pyplot as plt</text:span></text:p>
          <text:p text:style-name="P3"><text:span text:style-name="T2"/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4" xml:id="id1" draw:id="id1" draw:layer="layout" svg:width="10.239cm" svg:height="3.393cm" svg:x="0.002cm" svg:y="3.953cm">
          <text:p text:style-name="P4"><text:span text:style-name="T3">read_pandas_with_filter</text:span></text:p>
          <text:p text:style-name="P4"><text:span text:style-name="T2">Input: filepath</text:span></text:p>
          <text:p text:style-name="P4"><text:span text:style-name="T2"/></text:p>
          <text:p text:style-name="P4"><text:span text:style-name="T2">Reads the file as a df </text:span></text:p>
          <text:p text:style-name="P4"><text:span text:style-name="T2">and filters for low variance</text:span></text:p>
          <text:p text:style-name="P4"><text:span text:style-name="T2"/></text:p>
          <text:p text:style-name="P4"><text:span text:style-name="T2">Output dataframe [time, values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2" draw:id="id2" draw:layer="layout" svg:width="8.889cm" svg:height="4.736cm" svg:x="1.27cm" svg:y="16.51cm">
          <text:p text:style-name="P4"><text:span text:style-name="T3">get_fft_with_freq</text:span></text:p>
          <text:p text:style-name="P4"><text:span text:style-name="T2">Input (np.array/pd.df, type=real(or complex))</text:span></text:p>
          <text:p text:style-name="P4"><text:span text:style-name="T2">if(type==pd.df): convert to numpy</text:span></text:p>
          <text:p text:style-name="P4"><text:span text:style-name="T2"/></text:p>
          <text:p text:style-name="P4"><text:span text:style-name="T2">Uses np to calculate the fft</text:span></text:p>
          <text:p text:style-name="P4"><text:span text:style-name="T2"><text:s/></text:span><text:span text:style-name="T2">and the corresponding frequencies</text:span></text:p>
          <text:p text:style-name="P4"><text:span text:style-name="T2"/></text:p>
          <text:p text:style-name="P4"><text:span text:style-name="T2">Output df [freq,fft]</text:span></text:p>
          <text:p text:style-name="P4"><text:span text:style-name="T2">If type==complex</text:span></text:p>
          <text:p text:style-name="P5"><text:span text:style-name="T4">Outpu df[freq,np.real(fft),np.imag(fft),</text:span><text:span text:style-name="T2">np.abs(fft)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6" draw:id="id6" draw:layer="layout" svg:width="7.62cm" svg:height="3.546cm" svg:x="12.7cm" svg:y="20.32cm">
          <text:p text:style-name="P4"><text:span text:style-name="T3">Plot data</text:span></text:p>
          <text:p text:style-name="P4"><text:span text:style-name="T2">Input: dataframe, filename, </text:span></text:p>
          <text:p text:style-name="P4"><text:span text:style-name="T2"><text:s text:c="2"/></text:span><text:span text:style-name="T2">xlabel, ylabel=””,title=””</text:span></text:p>
          <text:p text:style-name="P4"><text:span text:style-name="T2">If multiple datacolumns: use mutliplot</text:span></text:p>
          <text:p text:style-name="P4"><text:span text:style-name="T2"/></text:p>
          <text:p text:style-name="P4"><text:span text:style-name="T2">Plot the data and save with filename</text:span></text:p>
          <text:p text:style-name="P4"><text:span text:style-name="T2"/></text:p>
          <text:p text:style-name="P4"><text:span text:style-name="T2">No 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3" draw:id="id3" draw:layer="layout" svg:width="7.15cm" svg:height="3.208cm" svg:x="11.43cm" svg:y="4.412cm">
          <text:p text:style-name="P4"><text:span text:style-name="T3">read_numpy_drop_time</text:span></text:p>
          <text:p text:style-name="P4"><text:span text:style-name="T2"/></text:p>
          <text:p text:style-name="P4"><text:span text:style-name="T2">Input filestring</text:span></text:p>
          <text:p text:style-name="P4"><text:span text:style-name="T2"/></text:p>
          <text:p text:style-name="P4"><text:span text:style-name="T2">Reads file and converts to numpy array</text:span></text:p>
          <text:p text:style-name="P4"><text:span text:style-name="T2"/></text:p>
          <text:p text:style-name="P4"><text:span text:style-name="T2">Return np.array_timem np.array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xml:id="id4" draw:id="id4" draw:layer="layout" svg:width="8.255cm" svg:height="3.81cm" svg:x="11.43cm" svg:y="8.255cm">
          <text:p text:style-name="P4"><text:span text:style-name="T3">Convert_np_merge_complex</text:span></text:p>
          <text:p text:style-name="P4"><text:span text:style-name="T2"/></text:p>
          <text:p text:style-name="P4"><text:span text:style-name="T2">Input np.array_data</text:span></text:p>
          <text:p text:style-name="P4"><text:span text:style-name="T2"/></text:p>
          <text:p text:style-name="P4"><text:span text:style-name="T2">Converts the numpy array into a df</text:span><text:span text:style-name="T2"><text:line-break/></text:span><text:span text:style-name="T2">merges the real and complex parts together</text:span></text:p>
          <text:p text:style-name="P4"><text:span text:style-name="T2"/></text:p>
          <text:p text:style-name="P4"><text:span text:style-name="T2">Return pd.df[val1,val2,val3,...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xml:id="id5" draw:id="id5" draw:layer="layout" svg:width="8.255cm" svg:height="3.81cm" svg:x="11.43cm" svg:y="12.7cm">
          <text:p text:style-name="P4"><text:span text:style-name="T3">calc_autcorrolation</text:span></text:p>
          <text:p text:style-name="P4"><text:span text:style-name="T2"/></text:p>
          <text:p text:style-name="P4"><text:span text:style-name="T2">Input pd.dataframe</text:span></text:p>
          <text:p text:style-name="P4"><text:span text:style-name="T2"/></text:p>
          <text:p text:style-name="P4"><text:span text:style-name="T2">Calculates the timed ependent autocorrolation</text:span></text:p>
          <text:p text:style-name="P4"><text:span text:style-name="T2"/></text:p>
          <text:p text:style-name="P4"><text:span text:style-name="T2">Return pd.df[autocorr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6" draw:layer="layout" svg:x1="5.121cm" svg:y1="7.346cm" svg:x2="5.714cm" svg:y2="16.51cm" draw:start-shape="id1" draw:end-shape="id2" svg:d="M5121 7346v4582h593v4582" svg:viewBox="0 0 594 9165">
          <text:p/>
        </draw:connector>
        <draw:connector draw:style-name="gr8" draw:text-style-name="P6" draw:layer="layout" svg:x1="11.43cm" svg:y1="6.016cm" svg:x2="11.43cm" svg:y2="10.16cm" draw:start-shape="id3" draw:end-shape="id4" svg:d="M11430 6016h-502v4144h502" svg:viewBox="0 0 503 4145">
          <text:p/>
        </draw:connector>
        <draw:connector draw:style-name="gr9" draw:text-style-name="P6" draw:layer="layout" svg:x1="19.685cm" svg:y1="10.16cm" svg:x2="19.685cm" svg:y2="14.605cm" draw:start-shape="id4" draw:end-shape="id5" svg:d="M19685 10160h501v4445h-501" svg:viewBox="0 0 502 4446">
          <text:p/>
        </draw:connector>
        <draw:connector draw:style-name="gr10" draw:text-style-name="P6" draw:layer="layout" svg:x1="11.43cm" svg:y1="14.605cm" svg:x2="10.159cm" svg:y2="18.878cm" draw:start-shape="id5" draw:end-shape="id2" svg:d="M11430 14605h-636v4273h-635" svg:viewBox="0 0 1272 4274">
          <text:p/>
        </draw:connector>
        <draw:connector draw:style-name="gr11" draw:text-style-name="P6" draw:layer="layout" svg:x1="5.715cm" svg:y1="21.246cm" svg:x2="12.7cm" svg:y2="22.093cm" draw:start-shape="id2" draw:start-glue-point="6" draw:end-shape="id6" svg:d="M5715 21246v847h6985" svg:viewBox="0 0 6986 848">
          <text:p/>
        </draw:connector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3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1cm" fo:margin-bottom="0cm" fo:text-indent="0cm"/>
      <style:text-properties fo:font-size="32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4cm" svg:height="7.575cm" svg:x="1.712cm" svg:y="2.485cm"/>
      <draw:page-thumbnail draw:layer="backgroundobjects" svg:width="7.574cm" svg:height="7.575cm" svg:x="1.712cm" svg:y="11.061cm"/>
      <draw:page-thumbnail draw:layer="backgroundobjects" svg:width="7.574cm" svg:height="7.575cm" svg:x="1.712cm" svg:y="19.637cm"/>
      <draw:page-thumbnail draw:layer="backgroundobjects" svg:width="7.574cm" svg:height="7.575cm" svg:x="11.712cm" svg:y="2.485cm"/>
      <draw:page-thumbnail draw:layer="backgroundobjects" svg:width="7.574cm" svg:height="7.575cm" svg:x="11.712cm" svg:y="11.061cm"/>
      <draw:page-thumbnail draw:layer="backgroundobjects" svg:width="7.574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22.859cm" svg:height="4.24cm" svg:x="1.269cm" svg:y="1.013cm" presentation:class="title" presentation:placeholder="true">
        <draw:text-box/>
      </draw:frame>
      <draw:frame presentation:style-name="Default-outline1" draw:layer="backgroundobjects" svg:width="22.859cm" svg:height="14.73cm" svg:x="1.269cm" svg:y="5.942cm" presentation:class="outline" presentation:placeholder="true">
        <draw:text-box/>
      </draw:frame>
      <draw:frame presentation:style-name="Mpr1" draw:text-style-name="MP2" draw:layer="backgroundobjects" svg:width="5.917cm" svg:height="1.75cm" svg:x="1.269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75cm" svg:x="8.685cm" svg:y="23.1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75cm" svg:x="18.21cm" svg:y="23.1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7T11:58:20.155144367</meta:creation-date>
    <dc:date>2021-03-17T13:58:55.377678331</dc:date>
    <meta:editing-duration>PT19M40S</meta:editing-duration>
    <meta:editing-cycles>4</meta:editing-cycles>
    <meta:generator>LibreOffice/7.0.3.1$Linux_X86_64 LibreOffice_project/00$Build-1</meta:generator>
    <meta:document-statistic meta:object-count="36"/>
  </office:meta>
</office:document-meta>
</file>